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6cm" draw:marker-end-width="0.26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6cm" draw:marker-end-width="0.26cm" draw:fill="solid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draw:stroke="dash" draw:stroke-dash="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5cm" draw:marker-end-width="0.25cm" draw:fill="solid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6cm" draw:marker-end-width="0.26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0.9cm" svg:x="13.3cm" svg:y="11.959cm">
          <text:p text:style-name="P1"><text:span text:style-name="T1">Page 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3cm" svg:height="0.9cm" svg:x="5.9cm" svg:y="10.56cm">
          <text:p text:style-name="P1"><text:span text:style-name="T1">Virtual File System (VF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cm" svg:height="0.9cm" svg:x="8cm" svg:y="7.2cm">
          <text:p text:style-name="P1"><text:span text:style-name="T1">Interposing I/O Lib (I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759cm" svg:height="0.9cm" svg:x="5.941cm" svg:y="5.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10cm" svg:x2="18.6cm" svg:y2="10cm">
          <text:p/>
        </draw:line>
        <draw:custom-shape draw:style-name="gr5" draw:text-style-name="P2" draw:layer="layout" svg:width="5.1cm" svg:height="0.9cm" svg:x="13.1cm" svg:y="5.8cm">
          <text:p text:style-name="P1"><text:span text:style-name="T1">Advice Manager (AM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86cm" svg:height="0.9cm" svg:x="5.914cm" svg:y="13.4cm">
          <text:p text:style-name="P1"><text:span text:style-name="T1">EXT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9cm" svg:height="0.9cm" svg:x="13.3cm" svg:y="13.401cm">
          <text:p text:style-name="P1"><text:span text:style-name="T1">GP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2.712cm" svg:height="0.721cm" svg:x="2.686cm" svg:y="9.231cm">
          <draw:text-box>
            <text:p><text:span text:style-name="T1">User Space</text:span></text:p>
          </draw:text-box>
        </draw:frame>
        <draw:frame draw:style-name="gr7" draw:text-style-name="P3" draw:layer="layout" svg:width="3.042cm" svg:height="0.721cm" svg:x="2.686cm" svg:y="10.032cm">
          <draw:text-box>
            <text:p><text:span text:style-name="T1">Kernel Space</text:span></text:p>
          </draw:text-box>
        </draw:frame>
        <draw:custom-shape draw:style-name="gr8" draw:text-style-name="P2" draw:layer="layout" svg:width="16.1cm" svg:height="9.3cm" svg:x="2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4.875cm" svg:height="0.721cm" svg:x="2.686cm" svg:y="4.731cm">
          <draw:text-box>
            <text:p><text:span text:style-name="T1">FILE SYSTEM CLIENT</text:span></text:p>
          </draw:text-box>
        </draw:frame>
        <draw:custom-shape draw:style-name="gr1" draw:text-style-name="P2" draw:layer="layout" svg:width="1.659cm" svg:height="0.896cm" svg:x="5.941cm" svg:y="7.204cm">
          <text:p text:style-name="P1"><text:span text:style-name="T1">MPI I/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889cm" svg:height="0.9cm" svg:x="5.911cm" svg:y="11.945cm">
          <text:p text:style-name="P1"><text:span text:style-name="T1">Page Cach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87cm" svg:x="8.057cm" svg:y="13.43cm">
          <text:p text:style-name="P1"><text:span text:style-name="T1">N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259cm" svg:height="0.94cm" svg:x="5.941cm" svg:y="8.56cm">
          <text:p text:style-name="P1"><text:span text:style-name="T1">POSIX I/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6cm" svg:height="2.3cm" svg:x="15.6cm" svg:y="7.2cm">
          <text:p text:style-name="P1"><text:span text:style-name="T1">libgp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01cm" svg:height="0.87cm" svg:x="10.4cm" svg:y="13.431cm">
          <text:p text:style-name="P1"><text:span text:style-name="T1">LUST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7.9cm" svg:y1="7cm" svg:x2="12.9cm" svg:y2="7cm">
          <text:p/>
        </draw:line>
        <draw:line draw:style-name="gr9" draw:text-style-name="P1" draw:layer="layout" svg:x1="12.9cm" svg:y1="5.6cm" svg:x2="12.9cm" svg:y2="7cm">
          <text:p/>
        </draw:line>
        <draw:line draw:style-name="gr9" draw:text-style-name="P1" draw:layer="layout" svg:x1="12.9cm" svg:y1="5.6cm" svg:x2="18.5cm" svg:y2="5.6cm">
          <text:p/>
        </draw:line>
        <draw:line draw:style-name="gr9" draw:text-style-name="P1" draw:layer="layout" svg:x1="18.5cm" svg:y1="7cm" svg:x2="18.5cm" svg:y2="5.6cm">
          <text:p/>
        </draw:line>
        <draw:line draw:style-name="gr9" draw:text-style-name="P1" draw:layer="layout" svg:x1="18.5cm" svg:y1="7cm" svg:x2="13.3cm" svg:y2="7cm">
          <text:p/>
        </draw:line>
        <draw:line draw:style-name="gr9" draw:text-style-name="P1" draw:layer="layout" svg:x1="13.3cm" svg:y1="8.3cm" svg:x2="13.3cm" svg:y2="7.1cm">
          <text:p/>
        </draw:line>
        <draw:line draw:style-name="gr9" draw:text-style-name="P1" draw:layer="layout" svg:x1="13.3cm" svg:y1="8.3cm" svg:x2="7.8cm" svg:y2="8.3cm">
          <text:p/>
        </draw:line>
        <draw:line draw:style-name="gr9" draw:text-style-name="P1" draw:layer="layout" svg:x1="7.8cm" svg:y1="7cm" svg:x2="7.8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</meta:initial-creator>
    <meta:creation-date>2013-08-28T12:49:15</meta:creation-date>
    <dc:date>2014-08-15T10:13:03</dc:date>
    <meta:editing-duration>P7DT23H55M51S</meta:editing-duration>
    <meta:editing-cycles>80</meta:editing-cycles>
    <meta:generator>OpenOffice/4.0.1$Unix OpenOffice.org_project/401m5$Build-9714</meta:generator>
    <dc:creator>Giuseppe Congiu</dc:creator>
    <meta:document-statistic meta:object-count="26"/>
  </office:meta>
</office:document-meta>
</file>